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============================================</text:p>
      <text:p text:style-name="Standard"># 2. QUEUE (FIFO - First In First Out)</text:p>
      <text:p text:style-name="Standard"># ============================================</text:p>
      <text:p text:style-name="Standard"/>
      <text:p text:style-name="Standard">class Queue:</text:p>
      <text:p text:style-name="Standard"><text:s text:c="4"/>def __init__(self):</text:p>
      <text:p text:style-name="Standard"><text:s text:c="8"/>self.items = []</text:p>
      <text:p text:style-name="Standard"/>
      <text:p text:style-name="Standard"><text:s text:c="4"/>def enqueue(self, item):</text:p>
      <text:p text:style-name="Standard"><text:s text:c="8"/>self.items.append(item)</text:p>
      <text:p text:style-name="Standard"><text:s text:c="8"/>print(item, "added to queue")</text:p>
      <text:p text:style-name="Standard"/>
      <text:p text:style-name="Standard"><text:s text:c="4"/>def dequeue(self):</text:p>
      <text:p text:style-name="Standard"><text:s text:c="8"/>if self.is_empty():</text:p>
      <text:p text:style-name="Standard"><text:s text:c="12"/>print("Queue underflow")</text:p>
      <text:p text:style-name="Standard"><text:s text:c="12"/>return None</text:p>
      <text:p text:style-name="Standard"><text:s text:c="8"/>return self.items.pop(0)</text:p>
      <text:p text:style-name="Standard"/>
      <text:p text:style-name="Standard"><text:s text:c="4"/>def is_empty(self):</text:p>
      <text:p text:style-name="Standard"><text:s text:c="8"/>return len(self.items) == 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2:58:12.909278838</meta:creation-date>
    <dc:date>2026-02-16T12:58:30.167120148</dc:date>
    <meta:editing-duration>PT18S</meta:editing-duration>
    <meta:editing-cycles>1</meta:editing-cycles>
    <meta:document-statistic meta:table-count="0" meta:image-count="0" meta:object-count="0" meta:page-count="1" meta:paragraph-count="16" meta:word-count="44" meta:character-count="482" meta:non-whitespace-character-count="366"/>
    <meta:generator>LibreOffice/24.2.7.2$Linux_X86_64 LibreOffice_project/420$Build-2</meta:generator>
  </office:meta>
</office:document-meta>
</file>